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8">
        <text:h text:style-name="Heading_20_4" text:outline-level="4">Navigation:</text:h>
        <text:p text:style-name="Textkörper_20_Einrückung_20_Organon">Um Dateien/Ordner im Baum durch Ziehen zu verschieben, müssen Sie mit gedrückter linker Maustaste am <text:span text:style-name="T1">Text</text:span> des Eintrages ziehen. Ein Pfeil zeigt den Ort, an dem die Dateien/Ordner eingefügt werden. Ein Ordner kann nicht in sich selbst verschoben werden (es erscheint ein roter Punkt)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45" meta:character-count="295"/>
    <dc:date>2014-06-24T11:01:10.99</dc:date>
    <meta:editing-duration>P0D</meta:editing-duration>
    <meta:editing-cycles>1</meta:editing-cycles>
    <meta:generator>OpenOffice/4.1.0$Win32 OpenOffice.org_project/410m18$Build-9764</meta:generator>
  </office:meta>
</office:document-meta>
</file>